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Verdana" svg:font-family="Verdan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f81c" officeooo:paragraph-rsid="0007f81c"/>
    </style:style>
    <style:style style:name="P2" style:family="paragraph" style:parent-style-name="Standard">
      <style:text-properties officeooo:rsid="0007f81c" officeooo:paragraph-rsid="0008ef35"/>
    </style:style>
    <style:style style:name="P3" style:family="paragraph" style:parent-style-name="Standard">
      <style:text-properties officeooo:rsid="0008ef35" officeooo:paragraph-rsid="0008ef35"/>
    </style:style>
    <style:style style:name="P4" style:family="paragraph" style:parent-style-name="Standard">
      <style:text-properties officeooo:rsid="0009e8f3" officeooo:paragraph-rsid="0009e8f3"/>
    </style:style>
    <style:style style:name="P5" style:family="paragraph" style:parent-style-name="Standard">
      <style:paragraph-properties fo:background-color="#ffff00">
        <style:background-image/>
      </style:paragraph-properties>
      <style:text-properties fo:color="#800000" officeooo:rsid="0009e8f3" officeooo:paragraph-rsid="0009e8f3"/>
    </style:style>
    <style:style style:name="P6" style:family="paragraph" style:parent-style-name="Standard">
      <style:paragraph-properties fo:background-color="#ffffff">
        <style:background-image/>
      </style:paragraph-properties>
      <style:text-properties fo:color="#800000" officeooo:rsid="0009e8f3" officeooo:paragraph-rsid="0009e8f3"/>
    </style:style>
    <style:style style:name="P7" style:family="paragraph" style:parent-style-name="Standard">
      <style:paragraph-properties fo:background-color="#ffffff">
        <style:background-image/>
      </style:paragraph-properties>
      <style:text-properties fo:color="#000000" officeooo:rsid="0009e8f3" officeooo:paragraph-rsid="0009e8f3"/>
    </style:style>
    <style:style style:name="P8" style:family="paragraph" style:parent-style-name="Standard">
      <style:paragraph-properties fo:background-color="#ffffff">
        <style:background-image/>
      </style:paragraph-properties>
      <style:text-properties fo:font-size="10pt" officeooo:paragraph-rsid="000bb707" style:font-size-asian="10pt" style:font-size-complex="10pt"/>
    </style:style>
    <style:style style:name="P9" style:family="paragraph" style:parent-style-name="Standard">
      <style:paragraph-properties fo:margin-top="0cm" fo:margin-bottom="0.499cm" style:contextual-spacing="false"/>
      <style:text-properties fo:font-size="10pt" style:font-size-asian="10pt" style:font-size-complex="10pt"/>
    </style:style>
    <style:style style:name="P10" style:family="paragraph" style:parent-style-name="Text_20_body">
      <style:paragraph-properties style:line-height-at-least="0.529cm" fo:text-align="justify" style:justify-single-word="false"/>
      <style:text-properties style:font-name="inherit" fo:font-size="10pt" style:font-size-asian="10pt" style:font-size-complex="10pt"/>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fo:font-size="10pt" fo:font-weight="bold" style:font-size-asian="10pt" style:font-size-complex="10pt"/>
    </style:style>
    <style:style style:name="P13" style:family="paragraph" style:parent-style-name="Text_20_body">
      <style:paragraph-properties fo:margin-top="0cm" fo:margin-bottom="0cm" style:contextual-spacing="false" style:line-height-at-least="0.529cm" fo:text-align="justify" style:justify-single-word="false"/>
      <style:text-properties style:font-name="Verdana" fo:font-size="10pt" fo:background-color="#ffffff" style:font-size-asian="10pt" style:font-size-complex="10pt"/>
    </style:style>
    <style:style style:name="P14" style:family="paragraph" style:parent-style-name="Text_20_body">
      <style:paragraph-properties fo:margin-top="0cm" fo:margin-bottom="0cm" style:contextual-spacing="false"/>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Standard">
      <style:paragraph-properties fo:background-color="#ffffff">
        <style:background-image/>
      </style:paragraph-properties>
      <style:text-properties fo:font-size="10pt" officeooo:paragraph-rsid="000bb707" style:font-size-asian="10pt" style:font-size-complex="10pt"/>
    </style:style>
    <style:style style:name="P17" style:family="paragraph" style:parent-style-name="Standard">
      <style:text-properties officeooo:rsid="0007f81c" officeooo:paragraph-rsid="0007f81c"/>
    </style:style>
    <style:style style:name="P18" style:family="paragraph" style:parent-style-name="Standard">
      <style:text-properties officeooo:rsid="000e359c" officeooo:paragraph-rsid="000e359c"/>
    </style:style>
    <style:style style:name="P19" style:family="paragraph" style:parent-style-name="Standard">
      <style:text-properties officeooo:rsid="000e359c" officeooo:paragraph-rsid="000e359c" fo:background-color="#ffff00"/>
    </style:style>
    <style:style style:name="P20" style:family="paragraph" style:parent-style-name="Text_20_body" style:list-style-name="L1">
      <style:text-properties fo:font-size="10pt" fo:background-color="#ffff66" style:font-size-asian="10pt" style:font-size-complex="10pt"/>
    </style:style>
    <style:style style:name="P21" style:family="paragraph" style:parent-style-name="Text_20_body" style:list-style-name="L2">
      <style:text-properties fo:font-size="10pt" style:font-size-asian="10pt" style:font-size-complex="10pt"/>
    </style:style>
    <style:style style:name="P22" style:family="paragraph" style:parent-style-name="Text_20_body" style:list-style-name="L4">
      <style:text-properties fo:font-size="10pt" style:font-size-asian="10pt" style:font-size-complex="10pt"/>
    </style:style>
    <style:style style:name="P23" style:family="paragraph" style:parent-style-name="Text_20_body" style:list-style-name="L5">
      <style:text-properties fo:font-size="10pt" style:font-size-asian="10pt" style:font-size-complex="10pt"/>
    </style:style>
    <style:style style:name="P24" style:family="paragraph" style:parent-style-name="Text_20_body" style:list-style-name="L6">
      <style:text-properties fo:font-size="10pt" style:font-size-asian="10pt" style:font-size-complex="10pt"/>
    </style:style>
    <style:style style:name="P25" style:family="paragraph" style:parent-style-name="Text_20_body" style:list-style-name="L7">
      <style:text-properties fo:font-size="10pt" style:font-size-asian="10pt" style:font-size-complex="10pt"/>
    </style:style>
    <style:style style:name="P26" style:family="paragraph" style:parent-style-name="Text_20_body" style:list-style-name="L8">
      <style:text-properties fo:font-size="10pt" style:font-size-asian="10pt" style:font-size-complex="10pt"/>
    </style:style>
    <style:style style:name="P27" style:family="paragraph" style:parent-style-name="Text_20_body" style:list-style-name="L3">
      <style:paragraph-properties style:line-height-at-least="0.529cm" fo:text-align="justify" style:justify-single-word="false"/>
    </style:style>
    <style:style style:name="P28" style:family="paragraph" style:parent-style-name="Text_20_body" style:list-style-name="L1">
      <style:paragraph-properties fo:margin-top="0cm" fo:margin-bottom="0cm" style:contextual-spacing="false"/>
      <style:text-properties fo:font-size="10pt" fo:background-color="#ffff66" style:font-size-asian="10pt" style:font-size-complex="10pt"/>
    </style:style>
    <style:style style:name="P29" style:family="paragraph" style:parent-style-name="Text_20_body" style:list-style-name="L5">
      <style:paragraph-properties fo:margin-top="0cm" fo:margin-bottom="0cm" style:contextual-spacing="false"/>
      <style:text-properties fo:font-size="10pt" style:font-size-asian="10pt" style:font-size-complex="10pt"/>
    </style:style>
    <style:style style:name="P30" style:family="paragraph" style:parent-style-name="Text_20_body" style:list-style-name="L6">
      <style:paragraph-properties fo:margin-top="0cm" fo:margin-bottom="0cm" style:contextual-spacing="false"/>
      <style:text-properties fo:font-size="10pt" style:font-size-asian="10pt" style:font-size-complex="10pt"/>
    </style:style>
    <style:style style:name="P31" style:family="paragraph" style:parent-style-name="Text_20_body" style:list-style-name="L7">
      <style:paragraph-properties fo:margin-top="0cm" fo:margin-bottom="0cm" style:contextual-spacing="false"/>
      <style:text-properties fo:font-size="10pt" style:font-size-asian="10pt" style:font-size-complex="10pt"/>
    </style:style>
    <style:style style:name="P32" style:family="paragraph" style:parent-style-name="Text_20_body" style:list-style-name="L8">
      <style:paragraph-properties fo:margin-top="0cm" fo:margin-bottom="0cm" style:contextual-spacing="false"/>
      <style:text-properties fo:font-size="10pt" style:font-size-asian="10pt" style:font-size-complex="10pt"/>
    </style:style>
    <style:style style:name="P33" style:family="paragraph" style:parent-style-name="Text_20_body" style:list-style-name="L6">
      <style:paragraph-properties fo:margin-top="0cm" fo:margin-bottom="0cm" style:contextual-spacing="false"/>
      <style:text-properties fo:font-size="10pt" fo:font-weight="bold" style:font-size-asian="10pt" style:font-size-complex="10pt"/>
    </style:style>
    <style:style style:name="P34" style:family="paragraph" style:parent-style-name="Text_20_body">
      <style:paragraph-properties fo:margin-top="0cm" fo:margin-bottom="0cm" style:contextual-spacing="false" style:line-height-at-least="0.529cm" fo:text-align="justify" style:justify-single-word="false"/>
      <style:text-properties style:font-name="inherit" fo:font-size="10pt" fo:background-color="#ffffff" style:font-size-asian="10pt" style:font-size-complex="10pt"/>
    </style:style>
    <style:style style:name="P35" style:family="paragraph" style:parent-style-name="Text_20_body" style:list-style-name="L3">
      <style:paragraph-properties fo:margin-top="0cm" fo:margin-bottom="0cm" style:contextual-spacing="false" style:line-height-at-least="0.529cm"/>
    </style:style>
    <style:style style:name="P36" style:family="paragraph">
      <style:paragraph-properties fo:text-align="center"/>
    </style:style>
    <style:style style:name="T1" style:family="text">
      <style:text-properties officeooo:rsid="0007f81c"/>
    </style:style>
    <style:style style:name="T2" style:family="text">
      <style:text-properties officeooo:rsid="0008ef35"/>
    </style:style>
    <style:style style:name="T3" style:family="text">
      <style:text-properties style:font-name="inherit"/>
    </style:style>
    <style:style style:name="T4" style:family="text">
      <style:text-properties style:font-name="inherit" fo:font-weight="bold"/>
    </style:style>
    <style:style style:name="T5" style:family="text">
      <style:text-properties style:font-name="inherit" fo:font-size="10pt" style:font-size-asian="10pt" style:font-size-complex="10pt"/>
    </style:style>
    <style:style style:name="T6" style:family="text">
      <style:text-properties style:font-name="inherit" fo:font-size="10pt" fo:background-color="#ffffff" loext:char-shading-value="0" style:font-size-asian="10pt" style:font-size-complex="10pt"/>
    </style:style>
    <style:style style:name="T7" style:family="text">
      <style:text-properties style:font-name="inherit" fo:font-size="10pt" fo:font-weight="bold" fo:background-color="#ffffff" loext:char-shading-value="0" style:font-size-asian="10pt" style:font-size-complex="10pt"/>
    </style:style>
    <style:style style:name="T8" style:family="text">
      <style:text-properties style:font-name="inherit" fo:font-size="10pt" fo:background-color="#ffff00" loext:char-shading-value="0" style:font-size-asian="10pt" style:font-size-complex="10pt"/>
    </style:style>
    <style:style style:name="T9" style:family="text">
      <style:text-properties style:font-name="inherit" fo:background-color="#66ff99" loext:char-shading-value="0"/>
    </style:style>
    <style:style style:name="T10" style:family="text">
      <style:text-properties style:font-name="inherit" officeooo:rsid="000d3b1c" fo:background-color="#66ff99" loext:char-shading-value="0"/>
    </style:style>
    <style:style style:name="T11" style:family="text">
      <style:text-properties fo:color="#222222" style:font-name="inherit" fo:font-size="12pt" fo:background-color="#ffffff" loext:char-shading-value="0"/>
    </style:style>
    <style:style style:name="T12" style:family="text">
      <style:text-properties fo:color="#222222" fo:background-color="#ffffff" loext:char-shading-value="0"/>
    </style:style>
    <style:style style:name="T13" style:family="text">
      <style:text-properties fo:background-color="#ffffff" loext:char-shading-value="0"/>
    </style:style>
    <style:style style:name="T14" style:family="text">
      <style:text-properties fo:color="#800000" officeooo:rsid="000bb707"/>
    </style:style>
    <style:style style:name="T15" style:family="text">
      <style:text-properties style:font-name="Verdana"/>
    </style:style>
    <style:style style:name="T16" style:family="text">
      <style:text-properties style:font-name="Verdana" fo:font-size="10pt" style:font-size-asian="10pt" style:font-size-complex="10pt"/>
    </style:style>
    <style:style style:name="T17" style:family="text">
      <style:text-properties fo:font-weight="bold"/>
    </style:style>
    <style:style style:name="T18" style:family="text">
      <style:text-properties fo:font-variant="normal" fo:text-transform="none" style:font-name="inherit" fo:font-size="10pt" fo:font-weight="bold" fo:background-color="#ffffff" loext:char-shading-value="0" style:font-size-asian="10pt" style:font-size-complex="10pt"/>
    </style:style>
    <style:style style:name="T19" style:family="text">
      <style:text-properties fo:font-variant="normal" fo:text-transform="none" style:font-name="inherit" fo:font-size="10pt" fo:font-style="normal" fo:font-weight="bold" fo:background-color="#ffffff" loext:char-shading-value="0" style:font-size-asian="10pt" style:font-size-complex="10pt"/>
    </style:style>
    <style:style style:name="T20" style:family="text">
      <style:text-properties fo:font-variant="normal" fo:text-transform="none" style:font-name="inherit" fo:font-size="10pt" fo:font-style="normal" fo:background-color="#ffffff" loext:char-shading-value="0" style:font-size-asian="10pt" style:font-size-complex="10pt"/>
    </style:style>
    <style:style style:name="T21" style:family="text">
      <style:text-properties fo:font-variant="normal" fo:text-transform="none" fo:font-size="10pt" fo:font-weight="bold" fo:background-color="#ffffff" loext:char-shading-value="0" style:font-size-asian="10pt" style:font-size-complex="10pt"/>
    </style:style>
    <style:style style:name="T22" style:family="text">
      <style:text-properties fo:font-size="10pt" style:font-size-asian="10pt" style:font-size-complex="10pt"/>
    </style:style>
    <style:style style:name="T23" style:family="text">
      <style:text-properties fo:font-size="10pt" style:font-name-asian="Verdana" style:font-size-asian="10pt" style:font-size-complex="10pt"/>
    </style:style>
    <style:style style:name="T24" style:family="text">
      <style:text-properties fo:font-size="10pt" fo:background-color="#ffffff" loext:char-shading-value="0" style:font-size-asian="10pt" style:font-size-complex="10pt"/>
    </style:style>
    <style:style style:name="T25" style:family="text">
      <style:text-properties fo:font-size="10pt" fo:font-weight="bold" fo:background-color="#ffffff" loext:char-shading-value="0" style:font-size-asian="10pt" style:font-size-complex="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c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808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83ca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d32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aea79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p text:style-name="P1"/>
      <text:p text:style-name="P1"><text:s text:c="48"/>Installing OpenCv In Ubuntu</text:p>
      <text:p text:style-name="P1"/>
      <text:p text:style-name="P19">source </text:p>
      <text:p text:style-name="P18"><text:a xlink:type="simple" xlink:href="https://ece700.wordpress.com/home/">https://ece700.wordpress.com/home/</text:a></text:p>
      <text:p text:style-name="P18"/>
      <text:p text:style-name="P1">Verified on Ubuntu 14.0.4</text:p>
      <text:p text:style-name="P1"/>
      <text:p text:style-name="P1"><text:s/></text:p>
      <text:p text:style-name="P1"/>
      <text:p text:style-name="P1">Step 1 : Remove previous installed opencv if it is not OpenCV- 2.4.9 .</text:p>
      <text:p text:style-name="P1"/>
      <text:p text:style-name="P1">Step 2 : If you have OpenCV-2.4.9 , then check whether opencv and opencv2 are present or not in local include directory by writing following command .If not then remove installed OpenCV-2.4.9</text:p>
      <text:p text:style-name="P1"/>
      <text:p text:style-name="P1">open terminal window.</text:p>
      <text:p text:style-name="P1"><draw:rect text:anchor-type="paragraph" draw:z-index="0" draw:style-name="gr1" draw:text-style-name="P36" svg:width="4.627cm" svg:height="1.041cm" svg:x="-0.153cm" svg:y="0.078cm"><text:p/></draw:rect> cd ~</text:p>
      <text:p text:style-name="P1"><text:s/>ls ../../usr/local/include/</text:p>
      <text:p text:style-name="P1"/>
      <text:p text:style-name="P1">Step 3 : OpenCV-2.4.9 installation : Follow below steps :</text:p>
      <text:p text:style-name="P1">//Open the terminal and write this:</text:p>
      <text:p text:style-name="P1"/>
      <text:p text:style-name="P1"><draw:rect text:anchor-type="paragraph" draw:z-index="1" draw:style-name="gr1" draw:text-style-name="P36" svg:width="17.654cm" svg:height="3.601cm" svg:x="-0.139cm" svg:y="0.062cm"><text:p/></draw:rect>sudo apt-get update</text:p>
      <text:p text:style-name="P1"><text:s/>sudo apt-get upgrade</text:p>
      <text:p text:style-name="P1"><text:s/>sudo apt-get install build-essential libgtk2.0-dev libjpeg-dev libtiff4-dev libjasper-dev libopenexr-dev cmake python-dev python-numpy python-tk libtbb-dev libeigen3-dev yasm libfaac-dev libopencore-amrnb-dev libopencore-amrwb-dev libtheora-dev libvorbis-dev libxvidcore-dev libx264-dev libqt4-dev libqt4-opengl-dev sphinx-common texlive-latex-extra libv4l-dev libdc1394-22-dev libavcodec-dev libavformat-dev libswscale-dev default-jdk ant libvtk5-qt4-dev</text:p>
      <text:p text:style-name="P1"/>
      <text:p text:style-name="P1">// Time to get the OpenCV 2.4.9 source code:</text:p>
      <text:p text:style-name="P1"/>
      <text:p text:style-name="P1"><draw:rect text:anchor-type="paragraph" draw:z-index="2" draw:style-name="gr2" draw:text-style-name="P36" svg:width="18.162cm" svg:height="4.483cm" svg:x="-0.183cm" svg:y="0.095cm"><text:p/></draw:rect>cd ~</text:p>
      <text:p text:style-name="P1"><text:s/>wget http://sourceforge.net/projects/opencvlibrary/files/opencv-unix/2.4.9/opencv-2.4.9.zip</text:p>
      <text:p text:style-name="P1"><text:s/>unzip opencv-2.4.9.zip</text:p>
      <text:p text:style-name="P1"><text:s/>cd opencv-2.4.9</text:p>
      <text:p text:style-name="P1"><text:s/>mkdir build</text:p>
      <text:p text:style-name="P1"><text:s/>cd build</text:p>
      <text:p text:style-name="P1"><text:s/>cmake -D WITH_TBB=ON -D BUILD_NEW_PYTHON_SUPPORT=ON -D WITH_V4L=ON -D INSTALL_C_EXAMPLES=ON -D INSTALL_PYTHON_EXAMPLES=ON -D BUILD_EXAMPLES=ON -D WITH_QT=ON -D WITH_OPENGL=ON -D WITH_VTK=ON ..</text:p>
      <text:p text:style-name="P1"/>
      <text:p text:style-name="P1">// Check that the above command produces no error and that in particular it reports FFMPEG as YES in theminal window. If this is not the case you will not be able to read or write videos. Check that Java, Python, TBB, OpenGL, V4L, OpenGL and Qt are all detected correctly.</text:p>
      <text:p text:style-name="P1"/>
      <text:p text:style-name="P1"><text:s/></text:p>
      <text:p text:style-name="P1">//Now, you are ready to compile and install OpenCV 2.4.9:</text:p>
      <text:p text:style-name="P1"/>
      <text:p text:style-name="P1"><draw:rect text:anchor-type="paragraph" draw:z-index="3" draw:style-name="gr3" draw:text-style-name="P36" svg:width="4.209cm" svg:height="1.287cm" svg:x="-0.198cm" svg:y="0.025cm"><text:p/></draw:rect>make</text:p>
      <text:p text:style-name="P1">sudo make install</text:p>
      <text:p text:style-name="P1"><text:soft-page-break/></text:p>
      <text:p text:style-name="P1"/>
      <text:p text:style-name="P1"/>
      <text:p text:style-name="P1">// Now you have to configure OpenCV. First, open the opencv.conf file with the following code:</text:p>
      <text:p text:style-name="P1"/>
      <text:p text:style-name="P1"><text:s/></text:p>
      <text:p text:style-name="P1"><draw:rect text:anchor-type="paragraph" draw:z-index="4" draw:style-name="gr2" draw:text-style-name="P36" svg:width="8.041cm" svg:height="0.81cm" svg:x="-0.111cm" svg:y="0.443cm"><text:p/></draw:rect></text:p>
      <text:p text:style-name="P1">sudo gedit /etc/ld.so.conf.d/opencv.conf</text:p>
      <text:p text:style-name="P1"/>
      <text:p text:style-name="P1">//Add the following line at the end of the file(it may be an empty file, that is ok) and then save it:</text:p>
      <text:p text:style-name="P1"><draw:rect text:anchor-type="paragraph" draw:z-index="5" draw:style-name="gr1" draw:text-style-name="P36" svg:width="2.604cm" svg:height="0.666cm" svg:x="-0.125cm" svg:y="0.476cm"><text:p/></draw:rect></text:p>
      <text:p text:style-name="P1">/usr/local/lib</text:p>
      <text:p text:style-name="P1"/>
      <text:p text:style-name="P1">/* you will see some warning in terminal window after doing this. Don’t worry neglect the warning and move to next step. */</text:p>
      <text:p text:style-name="P1"/>
      <text:p text:style-name="P1">//Run the following code :</text:p>
      <text:p text:style-name="P1"/>
      <text:p text:style-name="P1"><text:s/></text:p>
      <text:p text:style-name="P1"><draw:rect text:anchor-type="paragraph" draw:z-index="6" draw:style-name="gr1" draw:text-style-name="P36" svg:width="5.465cm" svg:height="1.158cm" svg:x="-0.168cm" svg:y="0.026cm"><text:p/></draw:rect> sudo ldconfig</text:p>
      <text:p text:style-name="P1"><text:s/>sudo gedit /etc/bash.bashrc</text:p>
      <text:p text:style-name="P1"/>
      <text:p text:style-name="P1"><text:s/></text:p>
      <text:p text:style-name="P1"/>
      <text:p text:style-name="P1">// Add these two lines at the end of the file and save it:</text:p>
      <text:p text:style-name="P1"><draw:rect text:anchor-type="paragraph" draw:z-index="7" draw:style-name="gr4" draw:text-style-name="P36" svg:width="13.029cm" svg:height="1.765cm" svg:x="-0.183cm" svg:y="0.418cm"><text:p/></draw:rect></text:p>
      <text:p text:style-name="P1">PKG_CONFIG_PATH=$PKG_CONFIG_PATH:/usr/local/lib/pkgconfig</text:p>
      <text:p text:style-name="P1"/>
      <text:p text:style-name="P1"><text:s/>export PKG_CONFIG_PATH</text:p>
      <text:p text:style-name="P1"/>
      <text:p text:style-name="P1">// Finally, close the terminal and open a new one, restart the computer or logout and then login again. OpenCV will not work correctly until you do this.</text:p>
      <text:p text:style-name="P1"/>
      <text:p text:style-name="P1"><text:s/></text:p>
      <text:p text:style-name="P1"/>
      <text:p text:style-name="P1">Step 4 : Check OpenCV Is succesfully installed or not by running sample examples :</text:p>
      <text:p text:style-name="P1"/>
      <text:p text:style-name="P1">// open terminal window and write folowing commands</text:p>
      <text:p text:style-name="P1"><draw:rect text:anchor-type="paragraph" draw:z-index="8" draw:style-name="gr5" draw:text-style-name="P36" svg:width="16.31cm" svg:height="2.516cm" svg:x="-0.081cm" svg:y="0.45cm"><text:p/></draw:rect></text:p>
      <text:p text:style-name="P1"><text:s/>cd ~/opencv-2.4.9/samples/c</text:p>
      <text:p text:style-name="P1"><text:s/>chmod +x build_all.sh</text:p>
      <text:p text:style-name="P1"><text:s/>./build_all.sh</text:p>
      <text:p text:style-name="P1"><draw:rect text:anchor-type="paragraph" draw:z-index="9" draw:style-name="gr6" draw:text-style-name="P36" svg:width="6.55cm" svg:height="0.666cm" svg:x="7.987cm" svg:y="0.004cm"><text:p/></draw:rect>~/opencv-2.4.9/build/bin/cpp-example-grabcut ~/opencv-2.4.9/samples/cpp/lena.jpg</text:p>
      <text:p text:style-name="P1"/>
      <text:p text:style-name="P1"><text:s/></text:p>
      <text:p text:style-name="P1"/>
      <text:p text:style-name="P1">/* you must see a pic of lady will pop ups out. This ensures your opencv is working.</text:p>
      <text:p text:style-name="P1"/>
      <text:p text:style-name="P2"><text:s text:c="8"/>****************************************************************</text:p>
      <text:p text:style-name="P2"><text:span text:style-name="T2">Box in gray “</text:span>~/opencv-2.4.9/samples/cpp/lena.jpg<text:span text:style-name="T2"> ” shows location of image</text:span> .</text:p>
      <text:p text:style-name="P3">All bash files “<text:span text:style-name="T1">build_all.sh” </text:span>are in location “<text:span text:style-name="T1"> cd ~/opencv-2.4.9/samples/c” </text:span></text:p>
      <text:p text:style-name="P1"/>
      <text:p text:style-name="P1"><text:soft-page-break/><text:s/>********************************************************************************</text:p>
      <text:p text:style-name="P1"/>
      <text:p text:style-name="P4">how to compile:</text:p>
      <text:p text:style-name="P4"/>
      <text:p text:style-name="P4">Step 3 : <text:s text:c="2"/>To compile your own codes you have to make .c , .cpp and .py files for C ,C++ ,Python respectively. </text:p>
      <text:p text:style-name="P4"><text:s text:c="11"/>For making files write your code in gedit or any other application and save its name using extension. </text:p>
      <text:p text:style-name="P4"><text:s text:c="11"/></text:p>
      <text:p text:style-name="P4"><text:s text:c="11"/>for compiling code and executing. </text:p>
      <text:p text:style-name="P4"><text:s text:c="11"/>// write following command in same directory in which you saved your code. </text:p>
      <text:p text:style-name="P4"/>
      <text:p text:style-name="P4"><text:s text:c="11"/>// Python code </text:p>
      <text:p text:style-name="P4"><text:s text:c="12"/>$ python filename.py </text:p>
      <text:p text:style-name="P4"/>
      <text:p text:style-name="P4"><text:s text:c="11"/>// C code </text:p>
      <text:p text:style-name="P4"><text:s text:c="12"/>$ gcc -ggdb `pkg-config --cflags opencv` -o `basename filename.c .c` filename.c `pkg-config --libs opencv` </text:p>
      <text:p text:style-name="P4"><text:s text:c="12"/>$ ./filename </text:p>
      <text:p text:style-name="P4"/>
      <text:p text:style-name="P4"><text:s text:c="11"/>// C++ code </text:p>
      <text:p text:style-name="P4"><text:s text:c="12"/>$ g++ -ggdb `pkg-config --cflags opencv` -o `basename filename.cpp .cpp` filename.cpp `pkg-config --libs opencv` </text:p>
      <text:p text:style-name="P4"><text:s text:c="12"/>$ ./filename</text:p>
      <text:p text:style-name="P4"/>
      <text:p text:style-name="P4">((write your filename))</text:p>
      <text:p text:style-name="P5">sample code;</text:p>
      <text:p text:style-name="P5"/>
      <text:p text:style-name="P6"/>
      <text:p text:style-name="P6">#include&lt;opencv2/highgui/highgui.hpp&gt;</text:p>
      <text:p text:style-name="P6">#include &lt;iostream&gt;</text:p>
      <text:p text:style-name="P6">using namespace cv;</text:p>
      <text:p text:style-name="P6">using namespace std;</text:p>
      <text:p text:style-name="P6">int main()</text:p>
      <text:p text:style-name="P6">{</text:p>
      <text:p text:style-name="P6"/>
      <text:p text:style-name="P7">// enter your path directory in which image is saved </text:p>
      <text:p text:style-name="P6"><text:s text:c="3"/><text:tab/>Mat img = imread("/media/pranay/New Volume1/ivlabs/Untitled-1.jpg",CV_LOAD_IMAGE_COLOR);</text:p>
      <text:p text:style-name="P6"><text:s text:c="9"/></text:p>
      <text:p text:style-name="P6"><text:tab/> <text:s/>if (img.empty()) //check whether the image is loaded or not</text:p>
      <text:p text:style-name="P6"><text:s text:c="5"/>{</text:p>
      <text:p text:style-name="P6"><text:s text:c="10"/>cout &lt;&lt; "Error : Image cannot be loaded..!!" &lt;&lt; endl;</text:p>
      <text:p text:style-name="P6"><text:s text:c="10"/>return -1;</text:p>
      <text:p text:style-name="P6"><text:s text:c="5"/>}</text:p>
      <text:p text:style-name="P6"/>
      <text:p text:style-name="P7">// To show image </text:p>
      <text:p text:style-name="P6"><text:s text:c="4"/><text:tab/>imshow("opencvtest",img);</text:p>
      <text:p text:style-name="P6"/>
      <text:p text:style-name="P7">// To hold the image on screen</text:p>
      <text:p text:style-name="P6"><text:s text:c="4"/><text:tab/>waitKey(0);</text:p>
      <text:p text:style-name="P6"><text:soft-page-break/></text:p>
      <text:p text:style-name="P6"><text:s/><text:tab/>return 0;</text:p>
      <text:p text:style-name="P6">}</text:p>
      <text:p text:style-name="P6"/>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style:font-face style:name="Verdana" svg:font-family="Verdan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06:39:33.495382416</meta:creation-date>
    <dc:date>2017-09-08T23:34:20.070546619</dc:date>
    <meta:editing-duration>PT8M13S</meta:editing-duration>
    <meta:editing-cycles>6</meta:editing-cycles>
    <meta:generator>LibreOffice/4.2.8.2$Linux_X86_64 LibreOffice_project/420m0$Build-2</meta:generator>
    <meta:document-statistic meta:table-count="0" meta:image-count="0" meta:object-count="0" meta:page-count="4" meta:paragraph-count="93" meta:word-count="599" meta:character-count="4529" meta:non-whitespace-character-count="3724"/>
  </office:meta>
</office:document-meta>
</file>